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518f" officeooo:paragraph-rsid="000e518f"/>
    </style:style>
    <style:style style:name="P2" style:family="paragraph" style:parent-style-name="Standard" style:list-style-name="L1">
      <style:text-properties officeooo:rsid="000e2f46" officeooo:paragraph-rsid="000e2f46"/>
    </style:style>
    <style:style style:name="P3" style:family="paragraph" style:parent-style-name="Standard" style:list-style-name="L1">
      <style:text-properties fo:font-weight="bold" officeooo:rsid="000e2f46" officeooo:paragraph-rsid="000e2f46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e2f46" officeooo:paragraph-rsid="000e2f4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e518f" officeooo:paragraph-rsid="000e518f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ffe29" officeooo:paragraph-rsid="000ffe2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0d933" officeooo:paragraph-rsid="0010d933" style:font-weight-asian="normal" style:font-weight-complex="normal"/>
    </style:style>
    <style:style style:name="T1" style:family="text">
      <style:text-properties officeooo:rsid="000e518f"/>
    </style:style>
    <style:style style:name="T2" style:family="text">
      <style:text-properties officeooo:rsid="0012c5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6753771718806746" text:style-name="L1">
        <text:list-item>
          <text:p text:style-name="P1">Data Manager</text:p>
          <text:list>
            <text:list-item>
              <text:p text:style-name="P1">Test/Train splitter</text:p>
            </text:list-item>
            <text:list-item>
              <text:p text:style-name="P1">NUAA dataset</text:p>
            </text:list-item>
            <text:list-item>
              <text:p text:style-name="P1">Replay Attack Database</text:p>
            </text:list-item>
          </text:list>
        </text:list-item>
        <text:list-item>
          <text:p text:style-name="P2">Test Framework</text:p>
          <text:list>
            <text:list-item>
              <text:p text:style-name="P2">Models (Generic Model which we then implement based on what method we are using).</text:p>
            </text:list-item>
            <text:list-item>
              <text:p text:style-name="P2">Dataset Manager <text:span text:style-name="T1">tie-in (with datasets above, only for test data).</text:span></text:p>
            </text:list-item>
            <text:list-item>
              <text:p text:style-name="P2">Test Runner</text:p>
              <text:list>
                <text:list-item>
                  <text:p text:style-name="P2">Generic Tests (which we then run and gather data for).</text:p>
                </text:list-item>
              </text:list>
            </text:list-item>
          </text:list>
        </text:list-item>
        <text:list-item>
          <text:p text:style-name="P2">Quality Liveness Test</text:p>
          <text:list>
            <text:list-item>
              <text:p text:style-name="P2">Full Reference IQ</text:p>
              <text:list>
                <text:list-item>
                  <text:p text:style-name="P2">ReferenceImage creator (just gaussian substraction)</text:p>
                </text:list-item>
                <text:list-item>
                  <text:p text:style-name="P2">Mean Squared Error</text:p>
                </text:list-item>
                <text:list-item>
                  <text:p text:style-name="P2">Peak Signal to Noise Ration</text:p>
                </text:list-item>
                <text:list-item>
                  <text:p text:style-name="P2">Signal to Noise Ratio</text:p>
                </text:list-item>
                <text:list-item>
                  <text:p text:style-name="P2">Structural Content</text:p>
                </text:list-item>
                <text:list-item>
                  <text:p text:style-name="P2">Maximum Difference</text:p>
                </text:list-item>
                <text:list-item>
                  <text:p text:style-name="P2">Average Difference</text:p>
                </text:list-item>
                <text:list-item>
                  <text:p text:style-name="P2">Normalised Absolute Error</text:p>
                </text:list-item>
                <text:list-item>
                  <text:p text:style-name="P2">R-Averaged MD</text:p>
                </text:list-item>
                <text:list-item>
                  <text:p text:style-name="P2">Laplacian MSE</text:p>
                </text:list-item>
                <text:list-item>
                  <text:p text:style-name="P2">Normalized Cross-Correlation</text:p>
                </text:list-item>
                <text:list-item>
                  <text:p text:style-name="P2">Mean Angle Similarity</text:p>
                </text:list-item>
                <text:list-item>
                  <text:p text:style-name="P2">Mean Angle Magnitude Similarity</text:p>
                </text:list-item>
                <text:list-item>
                  <text:p text:style-name="P2">Total Edge Difference</text:p>
                </text:list-item>
                <text:list-item>
                  <text:p text:style-name="P2">Total Corner Difference</text:p>
                </text:list-item>
                <text:list-item>
                  <text:p text:style-name="P2">Spectral Magnitude Error</text:p>
                </text:list-item>
                <text:list-item>
                  <text:p text:style-name="P2">Spectral Phase Error</text:p>
                </text:list-item>
                <text:list-item>
                  <text:p text:style-name="P2">Gradient Magnitude Error</text:p>
                </text:list-item>
                <text:list-item>
                  <text:p text:style-name="P2">Gradient Phase Error</text:p>
                </text:list-item>
                <text:list-item>
                  <text:p text:style-name="P3">Structural Similarity Index</text:p>
                </text:list-item>
                <text:list-item>
                  <text:p text:style-name="P3">Visual Information Fidelity</text:p>
                </text:list-item>
                <text:list-item>
                  <text:p text:style-name="P3">Reduced Ref. Entropic Difference</text:p>
                </text:list-item>
              </text:list>
            </text:list-item>
            <text:list-item>
              <text:p text:style-name="P4">Non-Reference IQ</text:p>
              <text:list>
                <text:list-item>
                  <text:p text:style-name="P4">JPEG Quality Index</text:p>
                </text:list-item>
                <text:list-item>
                  <text:p text:style-name="P4">High-Low Frequency Index</text:p>
                </text:list-item>
                <text:list-item>
                  <text:p text:style-name="P4">Blind Image Quality Index</text:p>
                </text:list-item>
                <text:list-item>
                  <text:p text:style-name="P4">Naturalness Image Quality Estimator</text:p>
                </text:list-item>
              </text:list>
            </text:list-item>
            <text:list-item>
              <text:p text:style-name="P4">Linear Classifier layer: consolodates all the metrics into one vector, and puts the vector through an SVM/similar classifier.</text:p>
            </text:list-item>
          </text:list>
        </text:list-item>
        <text:list-item>
          <text:p text:style-name="P5">Eye Tracking Liveness Test (old method)</text:p>
          <text:list>
            <text:list-item>
              <text:p text:style-name="P5">Eye Detection</text:p>
              <text:list>
                <text:list-item>
                  <text:p text:style-name="P5">Gaussian blur</text:p>
                </text:list-item>
                <text:list-item>
                  <text:p text:style-name="P5">Extract minimums on the face region using gradient descent</text:p>
                </text:list-item>
                <text:list-item>
                  <text:p text:style-name="P5"/>
                </text:list-item>
              </text:list>
            </text:list-item>
            <text:list-item>
              <text:p text:style-name="P5">Face Region Normalization</text:p>
            </text:list-item>
            <text:list-item>
              <text:p text:style-name="P5">Eye region binarization</text:p>
            </text:list-item>
            <text:list-item>
              <text:p text:style-name="P5">Variation calculator</text:p>
            </text:list-item>
            <text:list-item>
              <text:p text:style-name="P5">Variation classifier</text:p>
            </text:list-item>
          </text:list>
        </text:list-item>
        <text:list-item>
          <text:p text:style-name="P6">CNN Liveness Test</text:p>
          <text:list>
            <text:list-item>
              <text:p text:style-name="P6">Localization of Face</text:p>
            </text:list-item>
            <text:list-item>
              <text:p text:style-name="P6">Spatial Augmentation</text:p>
            </text:list-item>
            <text:list-item>
              <text:p text:style-name="P6"><text:soft-page-break/>Temporal Augmentation</text:p>
            </text:list-item>
            <text:list-item>
              <text:p text:style-name="P6">Convolutional Neural Network</text:p>
            </text:list-item>
          </text:list>
        </text:list-item>
        <text:list-item>
          <text:p text:style-name="P7">Face Flas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45:47.018132626</meta:creation-date>
    <meta:editing-duration>PT2H23M49S</meta:editing-duration>
    <meta:editing-cycles>3</meta:editing-cycles>
    <meta:generator>LibreOffice/5.2.7.2$Linux_X86_64 LibreOffice_project/20m0$Build-2</meta:generator>
    <dc:date>2018-10-18T13:19:45.514782362</dc:date>
    <meta:document-statistic meta:table-count="0" meta:image-count="0" meta:object-count="0" meta:page-count="2" meta:paragraph-count="54" meta:word-count="252" meta:character-count="1542" meta:non-whitespace-character-count="1397"/>
  </office:meta>
</office:document-meta>
</file>